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rmal_20__28_Web_29_">
      <loext:graphic-properties draw:fill="solid" draw:fill-color="#ffffff"/>
      <style:paragraph-properties fo:margin-top="0.265cm" fo:margin-bottom="0cm" loext:contextual-spacing="false" fo:background-color="#ffffff"/>
    </style:style>
    <style:style style:name="P2" style:family="paragraph" style:parent-style-name="Normal_20__28_Web_29_">
      <loext:graphic-properties draw:fill="solid" draw:fill-color="#ffffff"/>
      <style:paragraph-properties fo:margin-top="0.265cm" fo:margin-bottom="0cm" loext:contextual-spacing="false" fo:background-color="#ffffff"/>
      <style:text-properties fo:color="#333333" style:font-name="Cambria" fo:font-size="10.5pt" style:font-size-asian="10.5pt" style:font-name-complex="Segoe UI1" style:font-size-complex="10.5pt"/>
    </style:style>
    <style:style style:name="P3" style:family="paragraph" style:parent-style-name="Normal_20__28_Web_29_">
      <loext:graphic-properties draw:fill="solid" draw:fill-color="#ffffff"/>
      <style:paragraph-properties fo:margin-top="0.265cm" fo:margin-bottom="0cm" loext:contextual-spacing="false" fo:background-color="#ffffff"/>
      <style:text-properties fo:color="#333333" style:font-name="Liberation Serif" fo:font-size="12pt" style:font-size-asian="12pt" style:font-name-complex="Arial1" style:font-size-complex="12pt"/>
    </style:style>
    <style:style style:name="P4" style:family="paragraph" style:parent-style-name="Normal_20__28_Web_29_">
      <loext:graphic-properties draw:fill="solid" draw:fill-color="#ffffff"/>
      <style:paragraph-properties fo:margin-top="0.265cm" fo:margin-bottom="0cm" loext:contextual-spacing="false" fo:background-color="#ffffff"/>
      <style:text-properties officeooo:paragraph-rsid="0008ef74"/>
    </style:style>
    <style:style style:name="P5" style:family="paragraph" style:parent-style-name="Normal_20__28_Web_29_">
      <loext:graphic-properties draw:fill="solid" draw:fill-color="#fcfcfc"/>
      <style:paragraph-properties fo:margin-top="0cm" fo:margin-bottom="0.318cm" loext:contextual-spacing="false" style:line-height-at-least="0.635cm" fo:background-color="#fcfcfc"/>
    </style:style>
    <style:style style:name="P6"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Arial" style:font-name-complex="Arial1"/>
    </style:style>
    <style:style style:name="P7"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style:font-name="Liberation Serif" fo:font-size="12pt" style:font-size-asian="12pt" style:font-size-complex="12pt"/>
    </style:style>
    <style:style style:name="P8" style:family="paragraph" style:parent-style-name="Normal_20__28_Web_29_">
      <loext:graphic-properties draw:fill="solid" draw:fill-color="#ffffff"/>
      <style:paragraph-properties fo:margin-top="0.212cm" fo:margin-bottom="0.212cm" loext:contextual-spacing="false" fo:background-color="#ffffff"/>
      <style:text-properties style:font-name="Liberation Serif" fo:font-size="12pt" style:font-size-asian="12pt" style:font-size-complex="12pt"/>
    </style:style>
    <style:style style:name="P9" style:family="paragraph" style:parent-style-name="List_20_Paragraph">
      <style:text-properties fo:color="#404040" style:font-name="Arial Black" fo:font-size="12pt" fo:font-style="italic" style:text-underline-style="solid" style:text-underline-width="auto" style:text-underline-color="font-color" fo:font-weight="bold" fo:background-color="#ffffff" style:font-size-asian="12pt" style:font-style-asian="italic" style:font-weight-asian="bold" style:font-name-complex="Arial1" style:font-size-complex="12pt"/>
    </style:style>
    <style:style style:name="P10" style:family="paragraph" style:parent-style-name="List_20_Paragraph">
      <style:text-properties fo:color="#404040" style:font-name="Arial Black" fo:font-size="12pt" fo:font-style="italic" fo:background-color="#ffffff" style:font-size-asian="12pt" style:font-style-asian="italic" style:font-name-complex="Arial1" style:font-size-complex="12pt"/>
    </style:style>
    <style:style style:name="P11" style:family="paragraph" style:parent-style-name="Heading_20_2">
      <loext:graphic-properties draw:fill="solid" draw:fill-color="#fcfcfc"/>
      <style:paragraph-properties fo:margin-top="0.635cm" fo:margin-bottom="0.353cm" loext:contextual-spacing="false" fo:background-color="#fcfcfc"/>
    </style:style>
    <style:style style:name="P12" style:family="paragraph" style:parent-style-name="Standard">
      <style:text-properties style:font-name="Arial Black" fo:font-size="14pt" fo:font-weight="bold" style:font-size-asian="14pt" style:font-weight-asian="bold" style:font-size-complex="14pt"/>
    </style:style>
    <style:style style:name="P13" style:family="paragraph" style:parent-style-name="Standard">
      <style:text-properties fo:color="#404040" style:font-name="Arial Black" fo:font-size="12pt" fo:font-style="italic" style:text-underline-style="solid" style:text-underline-width="auto" style:text-underline-color="font-color" fo:font-weight="bold" fo:background-color="#ffffff" style:font-size-asian="12pt" style:font-style-asian="italic" style:font-weight-asian="bold" style:font-name-complex="Arial1" style:font-size-complex="12pt"/>
    </style:style>
    <style:style style:name="P14" style:family="paragraph" style:parent-style-name="Standard">
      <style:text-properties fo:color="#404040" style:font-name="Liberation Serif" fo:font-size="12pt" fo:font-style="italic" style:text-underline-style="solid" style:text-underline-width="auto" style:text-underline-color="font-color" fo:font-weight="bold" fo:background-color="#ffffff" style:font-size-asian="12pt" style:font-style-asian="italic" style:font-weight-asian="bold" style:font-name-complex="Arial1" style:font-size-complex="12pt"/>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loext:graphic-properties draw:fill="solid" draw:fill-color="#fcfcfc"/>
      <style:paragraph-properties fo:margin-left="1.27cm" fo:margin-right="0cm" fo:margin-top="0.494cm" fo:margin-bottom="0.212cm" loext:contextual-spacing="false" style:line-height-at-least="0.635cm" fo:text-indent="0cm" style:auto-text-indent="false" fo:background-color="#fcfcfc"/>
      <style:text-properties style:font-name="Liberation Serif" fo:font-size="12pt" style:font-size-asian="12pt" style:font-size-complex="12pt"/>
    </style:style>
    <style:style style:name="P17" style:family="paragraph" style:parent-style-name="Standard">
      <loext:graphic-properties draw:fill="solid" draw:fill-color="#fcfcfc"/>
      <style:paragraph-properties fo:margin-left="1.27cm" fo:margin-right="0cm" fo:margin-top="0cm" fo:margin-bottom="0.212cm" loext:contextual-spacing="false" style:line-height-at-least="0.635cm" fo:text-indent="0cm" style:auto-text-indent="false" fo:background-color="#fcfcfc"/>
      <style:text-properties style:font-name="Liberation Serif" fo:font-size="12pt" style:font-size-asian="12pt" style:font-size-complex="12pt"/>
    </style:style>
    <style:style style:name="P18" style:family="paragraph" style:parent-style-name="Standard">
      <loext:graphic-properties draw:fill="solid" draw:fill-color="#ffffff"/>
      <style:paragraph-properties fo:margin-top="0.494cm" fo:margin-bottom="0.042cm" loext:contextual-spacing="false" fo:line-height="100%" fo:background-color="#ffffff"/>
      <style:text-properties style:font-name="Liberation Serif" fo:font-size="12pt" style:font-size-asian="12pt" style:font-size-complex="12pt"/>
    </style:style>
    <style:style style:name="P19" style:family="paragraph" style:parent-style-name="Standard" style:master-page-name="Standard">
      <style:paragraph-properties style:page-number="auto"/>
      <style:text-properties style:font-name="Arial Black" fo:font-size="14pt" fo:font-weight="bold" style:font-size-asian="14pt" style:font-weight-asian="bold" style:font-size-complex="14pt"/>
    </style:style>
    <style:style style:name="P20" style:family="paragraph" style:parent-style-name="Standard">
      <style:text-properties style:font-name="Arial Black" fo:font-size="14pt" fo:font-weight="bold" style:font-size-asian="14pt" style:font-weight-asian="bold" style:font-size-complex="14pt"/>
    </style:style>
    <style:style style:name="P21" style:family="paragraph" style:parent-style-name="Standard">
      <style:text-properties fo:color="#404040" style:font-name="Arial Black" fo:font-size="14pt" fo:font-weight="bold" fo:background-color="#fcfcfc" style:font-size-asian="14pt" style:font-weight-asian="bold" style:font-name-complex="Arial1" style:font-size-complex="14pt"/>
    </style:style>
    <style:style style:name="P22" style:family="paragraph" style:parent-style-name="Standard">
      <style:text-properties fo:color="#404040" style:font-name="Arial Black" fo:font-size="14pt" fo:font-weight="bold" fo:background-color="#fcfcfc" style:font-size-asian="14pt" style:font-weight-asian="bold" style:font-name-complex="Arial1" style:font-size-complex="14pt" style:font-weight-complex="bold"/>
    </style:style>
    <style:style style:name="P23" style:family="paragraph" style:parent-style-name="Standard">
      <style:text-properties fo:color="#404040" style:font-name="Liberation Serif" fo:font-size="12pt" fo:background-color="#fcfcfc" style:font-size-asian="12pt" style:font-name-complex="Arial1" style:font-size-complex="12pt"/>
    </style:style>
    <style:style style:name="P24" style:family="paragraph" style:parent-style-name="Standard" style:list-style-name="WWNum4">
      <loext:graphic-properties draw:fill="solid" draw:fill-color="#ffffff"/>
      <style:paragraph-properties fo:margin-left="1.355cm" fo:margin-right="0cm" fo:margin-top="0.494cm" fo:margin-bottom="0.042cm" loext:contextual-spacing="false" fo:line-height="100%" fo:text-indent="-0.635cm" style:auto-text-indent="false" fo:background-color="#ffffff"/>
      <style:text-properties fo:color="#222222" style:font-name="Liberation Serif" fo:font-size="12pt" style:font-size-asian="12pt" style:font-name-complex="Arial1" style:font-size-complex="12pt"/>
    </style:style>
    <style:style style:name="P25" style:family="paragraph" style:parent-style-name="Standard" style:list-style-name="WWNum4">
      <loext:graphic-properties draw:fill="solid" draw:fill-color="#ffffff"/>
      <style:paragraph-properties fo:margin-left="1.355cm" fo:margin-right="0cm" fo:margin-top="0cm" fo:margin-bottom="0.042cm" loext:contextual-spacing="false" fo:line-height="100%" fo:text-indent="-0.635cm" style:auto-text-indent="false" fo:background-color="#ffffff"/>
      <style:text-properties fo:color="#222222" style:font-name="Liberation Serif" fo:font-size="12pt" style:font-size-asian="12pt" style:font-name-complex="Arial1" style:font-size-complex="12pt"/>
    </style:style>
    <style:style style:name="P26" style:family="paragraph" style:parent-style-name="Standard">
      <loext:graphic-properties draw:fill="solid" draw:fill-color="#ffffff"/>
      <style:paragraph-properties fo:margin-top="0.494cm" fo:margin-bottom="0.042cm" loext:contextual-spacing="false" fo:line-height="100%" fo:background-color="#ffffff"/>
      <style:text-properties fo:color="#333333" style:font-name="Arial" fo:font-size="13pt" fo:font-weight="bold" fo:background-color="#ffffff" style:font-size-asian="13pt" style:font-weight-asian="bold" style:font-name-complex="Arial1" style:font-size-complex="13pt"/>
    </style:style>
    <style:style style:name="P27" style:family="paragraph" style:parent-style-name="Standard">
      <loext:graphic-properties draw:fill="solid" draw:fill-color="#ffffff"/>
      <style:paragraph-properties fo:margin-top="0.494cm" fo:margin-bottom="0.042cm" loext:contextual-spacing="false" fo:line-height="100%" fo:background-color="#ffffff"/>
      <style:text-properties fo:color="#24292e" style:font-name="Liberation Serif" fo:font-size="12pt" fo:background-color="#ffffff" style:font-size-asian="12pt" style:font-name-complex="Segoe UI1" style:font-size-complex="12pt"/>
    </style:style>
    <style:style style:name="P28" style:family="paragraph" style:parent-style-name="Standard">
      <loext:graphic-properties draw:fill="solid" draw:fill-color="#ffffff"/>
      <style:paragraph-properties fo:margin-top="0.494cm" fo:margin-bottom="0.042cm" loext:contextual-spacing="false" fo:line-height="100%" fo:background-color="#ffffff"/>
      <style:text-properties fo:color="#24292e" style:font-name="Segoe UI" fo:font-weight="bold" fo:background-color="#ffffff" style:font-weight-asian="bold" style:font-name-complex="Segoe UI1" style:font-weight-complex="bold"/>
    </style:style>
    <style:style style:name="P29" style:family="paragraph" style:parent-style-name="List_20_Paragraph">
      <style:paragraph-properties fo:margin-left="0cm" fo:margin-right="0cm" fo:text-indent="0cm" style:auto-text-indent="false"/>
      <style:text-properties fo:color="#404040" style:font-name="Arial Black" fo:font-size="12pt" fo:font-weight="bold" fo:background-color="#fcfcfc" style:font-size-asian="12pt" style:font-weight-asian="bold" style:font-name-complex="Arial1" style:font-size-complex="12pt"/>
    </style:style>
    <style:style style:name="P30" style:family="paragraph" style:parent-style-name="List_20_Paragraph" style:list-style-name="WWNum5">
      <loext:graphic-properties draw:fill="solid" draw:fill-color="#ffffff"/>
      <style:paragraph-properties fo:margin-top="0.494cm" fo:margin-bottom="0.042cm" loext:contextual-spacing="true" fo:line-height="100%" fo:background-color="#ffffff"/>
      <style:text-properties fo:color="#24292e" style:font-name="Liberation Serif" fo:font-size="12pt" fo:background-color="#ffffff" style:font-size-asian="12pt" style:font-name-complex="Arial1" style:font-size-complex="12pt"/>
    </style:style>
    <style:style style:name="P31" style:family="paragraph" style:parent-style-name="List_20_Paragraph" style:list-style-name="WWNum6">
      <loext:graphic-properties draw:fill="solid" draw:fill-color="#ffffff"/>
      <style:paragraph-properties fo:margin-top="0.494cm" fo:margin-bottom="0.042cm" loext:contextual-spacing="true" fo:line-height="100%" fo:background-color="#ffffff"/>
      <style:text-properties fo:color="#24292e" style:font-name="Liberation Serif" fo:font-size="12pt" fo:background-color="#ffffff" style:font-size-asian="12pt" style:font-name-complex="Segoe UI1" style:font-size-complex="12pt"/>
    </style:style>
    <style:style style:name="P32" style:family="paragraph" style:parent-style-name="List_20_Paragraph" style:list-style-name="WWNum5">
      <loext:graphic-properties draw:fill="solid" draw:fill-color="#ffffff"/>
      <style:paragraph-properties fo:margin-top="0.494cm" fo:margin-bottom="0.042cm" loext:contextual-spacing="true" fo:line-height="100%" fo:background-color="#ffffff"/>
    </style:style>
    <style:style style:name="P33" style:family="paragraph" style:parent-style-name="List_20_Paragraph" style:list-style-name="WWNum5">
      <loext:graphic-properties draw:fill="solid" draw:fill-color="#ffffff"/>
      <style:paragraph-properties fo:margin-top="0cm" fo:margin-bottom="0.042cm" loext:contextual-spacing="true" fo:line-height="100%" fo:background-color="#ffffff"/>
      <style:text-properties fo:color="#24292e" style:font-name="Liberation Serif" fo:font-size="12pt" fo:background-color="#ffffff" style:font-size-asian="12pt" style:font-name-complex="Arial1" style:font-size-complex="12pt"/>
    </style:style>
    <style:style style:name="P34" style:family="paragraph" style:parent-style-name="List_20_Paragraph" style:list-style-name="WWNum5">
      <loext:graphic-properties draw:fill="solid" draw:fill-color="#ffffff"/>
      <style:paragraph-properties fo:margin-top="0cm" fo:margin-bottom="0.042cm" loext:contextual-spacing="true" fo:line-height="100%" fo:background-color="#ffffff"/>
      <style:text-properties fo:color="#24292e" style:font-name="Liberation Serif" fo:font-size="12pt" fo:background-color="#ffffff" style:font-size-asian="12pt" style:font-name-complex="Segoe UI1" style:font-size-complex="12pt"/>
    </style:style>
    <style:style style:name="P35" style:family="paragraph" style:parent-style-name="List_20_Paragraph" style:list-style-name="WWNum6">
      <loext:graphic-properties draw:fill="solid" draw:fill-color="#ffffff"/>
      <style:paragraph-properties fo:margin-top="0cm" fo:margin-bottom="0.042cm" loext:contextual-spacing="true" fo:line-height="100%" fo:background-color="#ffffff"/>
      <style:text-properties fo:color="#24292e" style:font-name="Liberation Serif" fo:font-size="12pt" fo:background-color="#ffffff" style:font-size-asian="12pt" style:font-name-complex="Segoe UI1" style:font-size-complex="12pt"/>
    </style:style>
    <style:style style:name="P36" style:family="paragraph" style:parent-style-name="List_20_Paragraph" style:list-style-name="WWNum5">
      <loext:graphic-properties draw:fill="solid" draw:fill-color="#ffffff"/>
      <style:paragraph-properties fo:margin-top="0cm" fo:margin-bottom="0.042cm" loext:contextual-spacing="true" fo:line-height="100%" fo:background-color="#ffffff"/>
    </style:style>
    <style:style style:name="P37"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Liberation Serif" fo:font-size="12pt" style:font-size-asian="12pt" style:font-name-complex="Arial1" style:font-size-complex="12pt"/>
    </style:style>
    <style:style style:name="P38" style:family="paragraph" style:parent-style-name="Normal_20__28_Web_29_" style:list-style-name="WWNum5">
      <loext:graphic-properties draw:fill="solid" draw:fill-color="#ffffff"/>
      <style:paragraph-properties fo:margin-top="0cm" fo:margin-bottom="0cm" loext:contextual-spacing="false" fo:background-color="#ffffff"/>
    </style:style>
    <style:style style:name="P39" style:family="paragraph" style:parent-style-name="Normal_20__28_Web_29_" style:list-style-name="WWNum5">
      <loext:graphic-properties draw:fill="solid" draw:fill-color="#ffffff"/>
      <style:paragraph-properties fo:margin-top="0cm" fo:margin-bottom="0cm" loext:contextual-spacing="false" fo:background-color="#ffffff"/>
      <style:text-properties fo:color="#24292e" style:font-name="Liberation Serif" fo:font-size="12pt" style:font-size-asian="12pt" style:font-name-complex="Segoe UI1" style:font-size-complex="12pt"/>
    </style:style>
    <style:style style:name="T1" style:family="text">
      <style:text-properties fo:color="#404040" style:font-name="Arial Black" fo:font-size="14pt" style:text-underline-style="none" style:font-size-asian="14pt" style:font-size-complex="14pt"/>
    </style:style>
    <style:style style:name="T2" style:family="text">
      <style:text-properties fo:color="#404040" style:font-name="Arial Black" fo:font-size="14pt" style:font-size-asian="14pt" style:font-size-complex="14pt"/>
    </style:style>
    <style:style style:name="T3" style:family="text">
      <style:text-properties fo:color="#404040" style:font-name="Liberation Serif" fo:font-size="12pt" fo:background-color="#fcfcfc" loext:char-shading-value="0" style:font-size-asian="12pt" style:font-name-complex="Arial1" style:font-size-complex="12pt"/>
    </style:style>
    <style:style style:name="T4" style:family="text">
      <style:text-properties fo:color="#404040" style:font-name="Liberation Serif" fo:font-size="12pt" fo:font-weight="bold" fo:background-color="#fcfcfc" loext:char-shading-value="0" style:font-name-asian="Calibri1" style:font-size-asian="12pt" style:font-weight-asian="bold" style:font-name-complex="Arial1" style:font-size-complex="12pt"/>
    </style:style>
    <style:style style:name="T5" style:family="text">
      <style:text-properties fo:color="#404040" style:font-name="Liberation Serif" fo:font-size="12pt" style:font-size-asian="12pt" style:font-name-complex="Arial1" style:font-size-complex="12pt"/>
    </style:style>
    <style:style style:name="T6" style:family="text">
      <style:text-properties fo:color="#404040" fo:background-color="#fcfcfc" loext:char-shading-value="0" style:font-name-complex="Arial1"/>
    </style:style>
    <style:style style:name="T7" style:family="text">
      <style:text-properties fo:color="#404040" officeooo:rsid="0008ef74" fo:background-color="#fcfcfc" loext:char-shading-value="0" style:font-name-complex="Arial1"/>
    </style:style>
    <style:style style:name="T8" style:family="text">
      <style:text-properties fo:color="#404040" fo:font-weight="bold" style:font-name-asian="Times New Roman1" style:font-weight-asian="bold" style:font-name-complex="Arial1"/>
    </style:style>
    <style:style style:name="T9" style:family="text">
      <style:text-properties fo:color="#404040" fo:font-weight="bold" fo:background-color="#fcfcfc" loext:char-shading-value="0" style:font-weight-asian="bold" style:font-name-complex="Arial1"/>
    </style:style>
    <style:style style:name="T10" style:family="text">
      <style:text-properties fo:color="#404040" fo:font-style="italic" fo:font-weight="bold" style:font-name-asian="Times New Roman1" style:font-style-asian="italic" style:font-weight-asian="bold" style:font-name-complex="Arial1"/>
    </style:style>
    <style:style style:name="T11" style:family="text">
      <style:text-properties fo:color="#404040" style:font-name-asian="Times New Roman1" style:font-name-complex="Arial1"/>
    </style:style>
    <style:style style:name="T12" style:family="text">
      <style:text-properties fo:color="#404040" style:font-name-complex="Arial1"/>
    </style:style>
    <style:style style:name="T13" style:family="text">
      <style:text-properties fo:color="#404040" officeooo:rsid="0008ef74" style:font-name-complex="Arial1"/>
    </style:style>
    <style:style style:name="T14" style:family="text">
      <style:text-properties fo:color="#333333" style:font-name="Liberation Serif" fo:font-size="12pt" style:font-size-asian="12pt" style:font-name-complex="Arial1" style:font-size-complex="12pt"/>
    </style:style>
    <style:style style:name="T15" style:family="text">
      <style:text-properties fo:color="#333333" style:font-name="Liberation Serif" fo:font-size="12pt" officeooo:rsid="0008ef74" style:font-size-asian="12pt" style:font-name-complex="Arial1" style:font-size-complex="12pt"/>
    </style:style>
    <style:style style:name="T16" style:family="text">
      <style:text-properties fo:color="#333333" style:font-name="Liberation Serif" fo:font-size="12pt" fo:font-style="normal" style:font-size-asian="12pt" style:font-style-asian="normal" style:font-name-complex="Arial1" style:font-size-complex="12pt" style:font-style-complex="normal"/>
    </style:style>
    <style:style style:name="T17" style:family="text">
      <style:text-properties fo:color="#333333" style:font-name="Liberation Serif" fo:font-size="12pt" fo:font-weight="bold" fo:background-color="#ffffff" loext:char-shading-value="0" style:font-size-asian="12pt" style:font-weight-asian="bold" style:font-name-complex="Courier New2" style:font-size-complex="12pt" style:font-weight-complex="bold" loext:padding="0cm" loext:border="0.74pt solid #e1e4e5"/>
    </style:style>
    <style:style style:name="T18" style:family="text">
      <style:text-properties fo:color="#333333" style:font-name="Liberation Serif" fo:font-size="12pt" fo:font-weight="normal" style:font-size-asian="12pt" style:font-weight-asian="normal" style:font-name-complex="Arial1" style:font-size-complex="12pt" style:font-weight-complex="normal"/>
    </style:style>
    <style:style style:name="T19" style:family="text">
      <style:text-properties fo:color="#333333" style:font-name="Liberation Serif" fo:font-size="12pt" fo:font-weight="normal" officeooo:rsid="0008ef74" style:font-size-asian="12pt" style:font-weight-asian="normal" style:font-name-complex="Arial1" style:font-size-complex="12pt" style:font-weight-complex="normal"/>
    </style:style>
    <style:style style:name="T20" style:family="text">
      <style:text-properties fo:color="#333333" fo:font-style="italic" fo:font-weight="bold" style:font-name-asian="Times New Roman1" style:font-style-asian="italic" style:font-weight-asian="bold" style:font-name-complex="Arial1"/>
    </style:style>
    <style:style style:name="T21" style:family="text">
      <style:text-properties fo:color="#333333" fo:font-style="italic" fo:font-weight="bold" style:font-name-asian="Times New Roman1" style:font-style-asian="italic" style:font-weight-asian="bold" style:font-name-complex="Arial1" style:font-style-complex="italic"/>
    </style:style>
    <style:style style:name="T22" style:family="text">
      <style:text-properties fo:color="#333333" fo:background-color="#ffffff" loext:char-shading-value="0" style:font-name-complex="Arial1"/>
    </style:style>
    <style:style style:name="T23" style:family="text">
      <style:text-properties fo:color="#222222" style:font-name-complex="Arial1"/>
    </style:style>
    <style:style style:name="T24" style:family="text">
      <style:text-properties fo:color="#222222" fo:font-weight="bold" fo:background-color="#ffffff" loext:char-shading-value="0" style:font-weight-asian="bold" style:font-name-complex="Arial1"/>
    </style:style>
    <style:style style:name="T25" style:family="text">
      <style:text-properties fo:color="#24292e" style:font-name="Liberation Serif" fo:font-size="12pt" fo:background-color="#ffffff" loext:char-shading-value="0" style:font-size-asian="12pt" style:font-name-complex="Arial1" style:font-size-complex="12pt"/>
    </style:style>
    <style:style style:name="T26" style:family="text">
      <style:text-properties fo:color="#24292e" style:font-name="Liberation Serif" fo:font-size="12pt" fo:background-color="#ffffff" loext:char-shading-value="0" style:font-size-asian="12pt" style:font-name-complex="Segoe UI1" style:font-size-complex="12pt"/>
    </style:style>
    <style:style style:name="T27" style:family="text">
      <style:text-properties fo:color="#24292e" style:font-name="Liberation Serif" fo:font-size="12pt" fo:font-style="italic" fo:font-weight="bold" style:font-name-asian="Calibri1" style:font-size-asian="12pt" style:font-style-asian="italic" style:font-weight-asian="bold" style:font-name-complex="Arial1" style:font-size-complex="12pt"/>
    </style:style>
    <style:style style:name="T28" style:family="text">
      <style:text-properties fo:color="#24292e" style:font-name="Liberation Serif" fo:font-size="12pt" fo:font-style="italic" fo:font-weight="bold" style:font-name-asian="Calibri1" style:font-size-asian="12pt" style:font-style-asian="italic" style:font-weight-asian="bold" style:font-name-complex="Consolas1" style:font-size-complex="12pt"/>
    </style:style>
    <style:style style:name="T29" style:family="text">
      <style:text-properties fo:color="#24292e" style:font-name="Liberation Serif" fo:font-size="12pt" fo:font-style="italic" fo:font-weight="bold" fo:background-color="#ffffff" loext:char-shading-value="0" style:font-size-asian="12pt" style:font-style-asian="italic" style:font-weight-asian="bold" style:font-name-complex="Segoe UI1" style:font-size-complex="12pt"/>
    </style:style>
    <style:style style:name="T30" style:family="text">
      <style:text-properties fo:color="#24292e" style:font-name="Liberation Serif" fo:font-size="12pt" fo:font-style="italic" fo:font-weight="bold" style:font-size-asian="12pt" style:font-style-asian="italic" style:font-weight-asian="bold" style:font-name-complex="Consolas1" style:font-size-complex="12pt"/>
    </style:style>
    <style:style style:name="T31" style:family="text">
      <style:text-properties fo:color="#24292e" style:font-name="Liberation Serif" fo:font-size="12pt" style:font-size-asian="12pt" style:font-name-complex="Segoe UI1" style:font-size-complex="12pt"/>
    </style:style>
    <style:style style:name="T32" style:family="text">
      <style:text-properties fo:color="#24292e" style:font-name="Liberation Serif" fo:font-size="12pt" style:font-size-asian="12pt" style:font-name-complex="Consolas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hapter X Xblocks-the component architecture of Open edX</text:p>
      <text:p text:style-name="P12"/>
      <text:p text:style-name="P12">X.1 What is a XBlock</text:p>
      <text:p text:style-name="P1"><text:span text:style-name="T3">The XBlock specification is a component architecture designed to make it easier to create new online educational experiences.</text:span><text:span text:style-name="T4"> </text:span><text:span text:style-name="T14">An XBlock is the basic building block of any edX course. It controls its own data structure (</text:span><text:span text:style-name="Strong"><text:span text:style-name="T14">model</text:span></text:span><text:span text:style-name="T14">), its own HTML rendering (</text:span><text:span text:style-name="Strong"><text:span text:style-name="T14">view</text:span></text:span><text:span text:style-name="T14">), and its own business logic (</text:span><text:span text:style-name="Strong"><text:span text:style-name="T14">controller</text:span></text:span><text:span text:style-name="T14">). An XBlock executes in a </text:span><text:span text:style-name="Strong"><text:span text:style-name="T14">runtime</text:span></text:span><text:span text:style-name="T14">, which provides common services/utilities, user/request context, and storage. While the course structure data is primarily stored in a database infrastucture called </text:span><text:span text:style-name="Strong"><text:span text:style-name="T14">modulestoreB</text:span></text:span><text:span text:style-name="T14">, an </text:span><text:span text:style-name="T15">XB</text:span><text:span text:style-name="T19">locks</text:span><text:span text:style-name="T14"> </text:span><text:span text:style-name="Strong"><text:span text:style-name="T14">persistence </text:span></text:span><text:span text:style-name="T14">is configured on a field-by-field basis by designating the scope or each of its </text:span><text:span text:style-name="Strong"><text:span text:style-name="T14">fields</text:span></text:span><text:span text:style-name="T14">. Some scopes support </text:span><text:span text:style-name="Emphasis"><text:span text:style-name="T16">user-specific data</text:span></text:span><text:span text:style-name="T14">, which results in different XBlock content for different target users.</text:span></text:p>
      <text:p text:style-name="P4"><text:span text:style-name="T14">An XBlock has a unique identifier known as </text:span><text:span text:style-name="Strong"><text:span text:style-name="T14">block-id</text:span></text:span><text:span text:style-name="T14">. Its </text:span><text:span text:style-name="T18">instantiation</text:span><text:span text:style-name="T14"> within a context of a course is identified by its </text:span><text:span text:style-name="Strong"><text:span text:style-name="T14">usage-id</text:span></text:span><text:span text:style-name="T14">. A common class of </text:span><text:span text:style-name="T15">X</text:span><text:span text:style-name="T14">Blocks have the same defined </text:span><text:span text:style-name="Strong"><text:span text:style-name="T14">type </text:span></text:span><text:span text:style-name="T14">(or </text:span><text:span text:style-name="Strong"><text:span text:style-name="T14">category</text:span></text:span><text:span text:style-name="T14">) that indicate its common behavior and interface. Some examples of XBlock types are: "course_info" (shared by Handouts and Announcements), "problem" (shared by all CAPA-based assessments), "video", "chapter" (a.k.a Section), and "sequential" (a.k.a. Subsection).</text:span></text:p>
      <text:p text:style-name="P3"><text:bookmark text:name="_GoBack"/></text:p>
      <text:p text:style-name="P2"/>
      <text:p text:style-name="P22">X.2 XBlock concepts</text:p>
      <text:p text:style-name="P23"><text:s/>XBlocks are build such <text:s/>that course teams use them to create independent course components that work seamlessly with other components in an online course. These include the following</text:p>
      <text:p text:style-name="P16"><text:span text:style-name="T21">Xblock Fields</text:span><text:span text:style-name="T8"> </text:span><text:span text:style-name="T10">:- </text:span><text:span text:style-name="T11">These are <text:s/>used </text:span><text:span text:style-name="T6">to store state data for your X</text:span><text:span text:style-name="T7">B</text:span><text:span text:style-name="T6">lock.</text:span></text:p>
      <text:p text:style-name="P16"><text:span text:style-name="T21">Xblock Methods</text:span><text:span text:style-name="T11"> </text:span><text:span text:style-name="T10">:- </text:span><text:span text:style-name="T11">These are used </text:span><text:span text:style-name="T6">in the XBlock Python file to define the behavior of your XBlock.</text:span></text:p>
      <text:p text:style-name="P17"><text:span text:style-name="T21">Xblock Fragments</text:span><text:span text:style-name="T11"> </text:span><text:span text:style-name="T10">:- </text:span><text:span text:style-name="T6">A fragment is a part of a web page returned by an XBlock view method. A fragment typically contains all the resources needed to display the XBlock in a web page, including HTML content, JavaScript, and CSS resources. </text:span></text:p>
      <text:p text:style-name="P17"><text:span text:style-name="T20">Xblock children</text:span><text:span text:style-name="T10">:- <text:s/></text:span><text:span text:style-name="T6">An XBlock can have child XBlocks. </text:span></text:p>
      <text:p text:style-name="P17"><text:span text:style-name="T21">Xblock runtime</text:span><text:span text:style-name="T11"> </text:span><text:span text:style-name="T10">:-</text:span><text:span text:style-name="T11"> <text:s/></text:span><text:span text:style-name="T6">An XBlock runtime is the application that hosts XBlock. </text:span></text:p>
      <text:p text:style-name="P14"/>
      <text:p text:style-name="P13"/>
      <text:p text:style-name="P13"/>
      <text:p text:style-name="P21"><text:soft-page-break/>X.3 <text:s text:c="2"/>XBLOCK &amp; EDX PLATFORM</text:p>
      <text:p text:style-name="P29">X.3.1 EdX Studio</text:p>
      <text:p text:style-name="P7"><text:span text:style-name="T13">E</text:span><text:span text:style-name="T12">dX Studio is the application in the edX </text:span><text:span text:style-name="T13">p</text:span><text:span text:style-name="T12">latform that instructors use to build courseware. Because instructors use Studio to add and configure XBlocks, Studio is also an Xblock runtime application.</text:span></text:p>
      <text:p text:style-name="P9"/>
      <text:p text:style-name="P29">X.3.2 EdX LMS</text:p>
      <text:p text:style-name="P7"><text:span text:style-name="T12">The </text:span><text:span text:style-name="T13">E</text:span><text:span text:style-name="T12">dX Learning Management System (LMS) is the application in the edX Platform that learners use to view and interact with courseware. Because it presents XBlocks to learners and records their interactions, the LMS is also an Xblock runtime application. </text:span></text:p>
      <text:p text:style-name="P6"/>
      <text:h text:style-name="P11" text:outline-level="2"><text:a xlink:type="simple" xlink:href="http://edx.readthedocs.io/projects/xblock-tutorial/en/latest/concepts/children.html#id10" text:style-name="ListLabel_20_50" text:visited-style-name="ListLabel_20_50"><text:span text:style-name="Internet_20_link"><text:span text:style-name="T1">X.4 <text:s text:c="2"/></text:span></text:span></text:a><text:span text:style-name="Internet_20_link"><text:span text:style-name="T1">XBlock Tree Structur</text:span></text:span><text:span text:style-name="T2">e</text:span></text:h>
      <text:p text:style-name="P37">An XBlock does not refer directly to its children. Instead, the structure of a tree of XBlocks is maintained by the runtime application, and is made available to the XBlock through a runtime service. </text:p>
      <text:p text:style-name="P37">This allows the runtime to store, access, and modify the structure of a course without incurring the overhead of the XBlock code itself.</text:p>
      <text:p text:style-name="P5"><text:span text:style-name="T5">XBlock children are not implicitly available to their parents. The runtime provides the parent XBlock with a list of child XBlock IDs. The child XBlock can then be loaded with the </text:span><text:span text:style-name="pre"><text:span text:style-name="T17">get_child()</text:span></text:span><text:span text:style-name="T5">function. Therefore the runtime can defer loading child XBlocks until they are actually required.</text:span></text:p>
      <text:p text:style-name="P10"/>
      <text:p text:style-name="P21">X.5 DATA ACCESS &amp; PERSISTENCE</text:p>
      <text:p text:style-name="P8"><text:span text:style-name="T9">Data Access </text:span><text:span text:style-name="T23">refers to software and activities related to storing, retrieving, or acting on data housed in a database or other repository. Two fundamental types of data access exist:</text:span></text:p>
      <text:list xml:id="list2166308860" text:style-name="WWNum4">
        <text:list-item>
          <text:p text:style-name="P24">sequential access</text:p>
        </text:list-item>
        <text:list-item>
          <text:p text:style-name="P25">random access</text:p>
        </text:list-item>
      </text:list>
      <text:p text:style-name="P18"><text:span text:style-name="T24">Persistence </text:span><text:span text:style-name="T22">refers to object and process characteristics that continue to exist even after the <text:s text:c="4"/>process that created it ceases or the machine it is running on is powered off.</text:span></text:p>
      <text:p text:style-name="P26"><text:soft-page-break/>X.5.1 Data access and persistence in edx platform</text:p>
      <text:p text:style-name="P27">This part describes how the edx-platform does CRUD (Create, Read, Update, Delete) operations on xblocks and other models and backs those operations with persistence. <text:s text:c="2"/>Currently open-edx uses <text:s/>Django's ORM backed by a SQL DB as the persistence layer for user-relative data. The user history data is moved <text:s/>to a non-SQL db(Mongo db).</text:p>
      <text:p text:style-name="P28">X.5.2 XMLModuleStore </text:p>
      <text:list xml:id="list1620258254" text:style-name="WWNum5">
        <text:list-item>
          <text:p text:style-name="P30">The original course data is in xml which is stored on a file system.</text:p>
        </text:list-item>
        <text:list-item>
          <text:p text:style-name="P33">When the server launches, it scans the file system and loads every such <text:s text:c="5"/>course into memory. </text:p>
        </text:list-item>
        <text:list-item>
          <text:p text:style-name="P33">It then serves the courseware from memory.</text:p>
        </text:list-item>
        <text:list-item>
          <text:p text:style-name="P36"><text:span text:style-name="T25">The </text:span><text:span text:style-name="HTML_20_Code"><text:span text:style-name="T27">XMLModuleStore</text:span></text:span><text:span text:style-name="T25"> is the data access layer which finds, loads, and serves up the course data to the application. It has only Read access. No Create, Update, nor Delete</text:span><text:span text:style-name="T26">.</text:span></text:p>
        </text:list-item>
      </text:list>
      <text:p text:style-name="P28">X.5.3 MongoModuleStore</text:p>
      <text:list xml:id="list33621905725012" text:continue-numbering="true" text:style-name="WWNum5">
        <text:list-item>
          <text:p text:style-name="P32"><text:span text:style-name="T26">When Studio is launched, a read-write storage mechanism and data access layer is needed so, </text:span><text:span text:style-name="HTML_20_Code"><text:span text:style-name="T28">MongoModuleStore</text:span></text:span><text:span text:style-name="T29"> </text:span><text:span text:style-name="T26">with CRUD methods is added. </text:span></text:p>
        </text:list-item>
        <text:list-item>
          <text:p text:style-name="P34">Here the persistence technology (Mongo) with the DAO CRUD functionality has been convoluted</text:p>
        </text:list-item>
        <text:list-item>
          <text:p text:style-name="P38"><text:span text:style-name="HTML_20_Code"><text:span text:style-name="T30">MongoModuleStore </text:span></text:span><text:span text:style-name="T31">stores each </text:span><text:span text:style-name="HTML_20_Code"><text:span text:style-name="T30">Xmodule </text:span></text:span><text:span text:style-name="T31">as a separate document in a non-SQL (Mongo) database. </text:span></text:p>
        </text:list-item>
        <text:list-item>
          <text:p text:style-name="P38"><text:span text:style-name="T31">The db connection and pymongo usages are needed to be abstracted out. Hence it uses the xblock's old style location (tag, org, courseid, type, blockid, </text:span><text:span text:style-name="HTML_20_Code"><text:span text:style-name="T32">draft </text:span></text:span><text:span text:style-name="T31">or </text:span><text:span text:style-name="HTML_20_Code"><text:span text:style-name="T32">None</text:span></text:span><text:span text:style-name="T31">) as the key.</text:span></text:p>
        </text:list-item>
        <text:list-item>
          <text:p text:style-name="P39">All changes (add, remove, move child) immediately impact the published course. </text:p>
        </text:list-item>
        <text:list-item>
          <text:p text:style-name="P38"><text:span text:style-name="HTML_20_Code"><text:span text:style-name="T30">MongoModuleStore </text:span></text:span><text:span text:style-name="T31">handles inheritance by loading the whole course on each access.</text:span></text:p>
        </text:list-item>
      </text:list>
      <text:p text:style-name="P28">X.5.4 SplitMongoModuleStore</text:p>
      <text:list xml:id="list584466773" text:style-name="WWNum6">
        <text:list-item>
          <text:p text:style-name="P31">It is created to fix the expense and fragility of inheritance.</text:p>
        </text:list-item>
        <text:list-item>
          <text:p text:style-name="P35">It offers full versioning of all edits, the ability to share the same content and settings between courses, as many named branches of a course or named-subcourse structure as one needs. </text:p>
        </text:list-item>
        <text:list-item>
          <text:p text:style-name="P35">Once again the persistence technology (Mongo) with the DAO functionality (CRUD operations on xblocks) is being convoluted. </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d"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pr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rial" fo:font-family="Arial" style:font-family-generic="roman" style:font-pitch="variable"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color="#3572b0" style:font-name="Cambria" fo:font-family="Cambria" style:font-family-generic="roman" style:font-pitch="variable" fo:font-size="10.5pt" style:font-size-asian="10.5pt" style:font-name-complex="Segoe UI1" style:font-family-complex="'Segoe UI'" style:font-family-generic-complex="system" style:font-pitch-complex="variable" style:font-size-complex="10.5pt"/>
    </style:style>
    <style:style style:name="ListLabel_20_20" style:display-name="ListLabel 20" style:family="text">
      <style:text-properties fo:color="#2980b9"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Label_20_21" style:display-name="ListLabel 21" style:family="text">
      <style:text-properties fo:color="#2980b9" style:font-name="Cambria" fo:font-family="Cambria" style:font-family-generic="roman" style:font-pitch="variable" style:font-name-complex="Arial1" style:font-family-complex="Arial" style:font-family-generic-complex="system" style:font-pitch-complex="variable"/>
    </style:style>
    <style:style style:name="ListLabel_20_22" style:display-name="ListLabel 22" style:family="text">
      <style:text-properties fo:color="#404040" style:font-name="Arial Black" fo:font-family="'Arial Black'" style:font-family-generic="roman" style:font-pitch="variable" fo:font-size="14pt" fo:font-style="italic" fo:font-weight="normal" style:font-size-asian="14pt" style:font-style-asian="italic" style:font-weight-asian="normal" style:font-size-complex="14pt"/>
    </style:style>
    <style:style style:name="ListLabel_20_23" style:display-name="ListLabel 23" style:family="text">
      <style:text-properties fo:font-size="12pt" style:font-size-asian="12pt" style:font-name-complex="Symbol1" style:font-family-complex="Symbol" style:font-family-generic-complex="system" style:font-pitch-complex="variable"/>
    </style:style>
    <style:style style:name="ListLabel_20_24" style:display-name="ListLabel 24" style:family="text">
      <style:text-properties fo:font-size="10pt" style:font-size-asian="10pt" style:font-name-complex="Symbol1" style:font-family-complex="Symbol" style:font-family-generic-complex="system" style:font-pitch-complex="variable"/>
    </style:style>
    <style:style style:name="ListLabel_20_25" style:display-name="ListLabel 25" style:family="text">
      <style:text-properties fo:font-size="10pt" style:font-size-asian="10pt" style:font-name-complex="Symbol1" style:font-family-complex="Symbol" style:font-family-generic-complex="system" style:font-pitch-complex="variable"/>
    </style:style>
    <style:style style:name="ListLabel_20_26" style:display-name="ListLabel 26" style:family="text">
      <style:text-properties fo:font-size="10pt" style:font-size-asian="10pt" style:font-name-complex="Symbol1" style:font-family-complex="Symbol" style:font-family-generic-complex="system" style:font-pitch-complex="variable"/>
    </style:style>
    <style:style style:name="ListLabel_20_27" style:display-name="ListLabel 27" style:family="text">
      <style:text-properties fo:font-size="10pt" style:font-size-asian="10pt" style:font-name-complex="Symbol1" style:font-family-complex="Symbol" style:font-family-generic-complex="system" style:font-pitch-complex="variable"/>
    </style:style>
    <style:style style:name="ListLabel_20_28" style:display-name="ListLabel 28" style:family="text">
      <style:text-properties fo:font-size="10pt" style:font-size-asian="10pt" style:font-name-complex="Symbol1" style:font-family-complex="Symbol" style:font-family-generic-complex="system" style:font-pitch-complex="variable"/>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fo:font-size="10pt" style:font-size-asian="10pt" style:font-name-complex="Symbol1" style:font-family-complex="Symbol" style:font-family-generic-complex="system" style:font-pitch-complex="variable"/>
    </style:style>
    <style:style style:name="ListLabel_20_31" style:display-name="ListLabel 31" style:family="text">
      <style:text-properties fo:font-size="10pt" style:font-size-asian="10pt" style:font-name-complex="Symbol1" style:font-family-complex="Symbol" style:font-family-generic-complex="system" style:font-pitch-complex="variable"/>
    </style:style>
    <style:style style:name="ListLabel_20_32" style:display-name="ListLabel 32" style:family="text">
      <style:text-properties style:font-name="Segoe UI" fo:font-family="'Segoe UI'" style:font-family-generic="roman" style:font-pitch="variable" fo:font-size="11pt" style:font-name-complex="Symbol1"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Arial" fo:font-family="Arial" style:font-family-generic="roman" style:font-pitch="variable" style:font-name-complex="Symbol1" style:font-family-complex="Symbol"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fo:color="#404040" style:font-name="Arial Black" fo:font-family="'Arial Black'" style:font-family-generic="roman" style:font-pitch="variable" fo:font-size="14pt" style:text-underline-style="none" style:font-size-asian="14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vllika</meta:initial-creator>
    <meta:editing-cycles>33</meta:editing-cycles>
    <meta:creation-date>2018-06-20T05:41:00</meta:creation-date>
    <dc:date>2018-06-28T03:35:40.070793690</dc:date>
    <dc:language>en-IN</dc:language>
    <meta:editing-duration>PT4H14M2S</meta:editing-duration>
    <meta:generator>LibreOffice/6.0.3.2$Linux_X86_64 LibreOffice_project/00m0$Build-2</meta:generator>
    <meta:document-statistic meta:table-count="0" meta:image-count="0" meta:object-count="0" meta:page-count="3" meta:paragraph-count="43" meta:word-count="872" meta:character-count="5446" meta:non-whitespace-character-count="45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